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3" style:family="paragraph" style:parent-style-name="Footer">
      <style:text-properties style:font-name="Bitstream Vera Sans" fo:font-size="9pt" style:font-size-asian="9pt" style:font-size-complex="9pt"/>
    </style:style>
    <style:style style:name="P4" style:family="paragraph" style:parent-style-name="Standard" style:list-style-name="L1">
      <style:text-properties style:use-window-font-color="true" style:font-name="Bitstream Vera Sans" fo:font-size="9pt" fo:font-style="normal" style:font-size-asian="9pt" style:font-style-asian="normal" style:font-size-complex="9pt" style:font-style-complex="normal"/>
    </style:style>
    <style:style style:name="P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language="en" fo:country="GB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language="en" fo:country="GB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language="en" fo:country="GB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language="en" fo:country="GB" fo:font-weight="normal" style:font-weight-asian="normal" style:font-weight-complex="normal"/>
    </style:style>
    <style:style style:name="P1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</style:style>
    <style:style style:name="P12" style:family="paragraph" style:parent-style-name="Standard" style:list-style-name="L1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style:use-window-font-color="true" style:font-name="Bitstream Vera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" fo:font-size="9pt" fo:language="en" fo:country="GB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use-window-font-color="true" style:font-name="Bitstream Vera Sans" fo:font-size="9pt" fo:font-style="normal" style:font-size-asian="9pt" style:font-style-asian="normal" style:font-size-complex="9pt" style:font-style-complex="normal"/>
    </style:style>
    <style:style style:name="T5" style:family="text">
      <style:text-properties style:use-window-font-color="true" style:font-name="Bitstream Vera Sans"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6" style:family="text">
      <style:text-properties style:use-window-font-color="true" style:font-name="Bitstream Vera Sans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use-window-font-color="true" style:font-name="Bitstream Vera Sans" fo:font-size="9pt" fo:language="en" fo:country="GB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style:use-window-font-color="true" style:font-name="Bitstream Vera Sans" fo:font-size="9pt" fo:language="en" fo:country="GB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language="en" fo:country="GB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2">Installatie voorbereiden</text:p>
          <text:p text:style-name="P5"/>
          <text:list>
            <text:list-item>
              <text:p text:style-name="P5">Zet alle randapparatuur aan</text:p>
              <text:p text:style-name="P5"/>
              <text:p text:style-name="P5"/>
            </text:list-item>
          </text:list>
        </text:list-item>
        <text:list-item>
          <text:p text:style-name="P5">Linux installeren</text:p>
          <text:p text:style-name="P5"/>
          <text:list>
            <text:list-item>
              <text:p text:style-name="P5">Zorg dat de computer allereerst opstart vanaf CD-ROM (Setup BIOS via F1-toets)</text:p>
              <text:list>
                <text:list-item>
                  <text:p text:style-name="P5">Controleer gelijk ook gedrag Aan/uit knop via Power &gt; Power Button Behaviour: Sleep/wake </text:p>
                </text:list-item>
              </text:list>
            </text:list-item>
            <text:list-item>
              <text:p text:style-name="P5">Start de computer opnieuw op vanaf Fedora Core 5 CD 1</text:p>
            </text:list-item>
            <text:list-item>
              <text:p text:style-name="P5">Media Check is al een keer uitgevoerd, ga naar Skip en druk op Enter </text:p>
              <text:p text:style-name="P5"/>
            </text:list-item>
            <text:list-item>
              <text:p text:style-name="P5">Kies Dutch (Nederlands) als taal voor de installatie</text:p>
            </text:list-item>
            <text:list-item>
              <text:p text:style-name="P5">Kies toetsenbord V.S. Internationaal </text:p>
              <text:p text:style-name="P5"/>
            </text:list-item>
            <text:list-item>
              <text:p text:style-name="P5">Kies Fedora Core Installeren </text:p>
              <text:p text:style-name="P5"/>
            </text:list-item>
            <text:list-item>
              <text:p text:style-name="P5">Selecteer Create custom layout. </text:p>
            </text:list-item>
            <text:list-item>
              <text:p text:style-name="P5">Verwijder alle aanwezige partities</text:p>
            </text:list-item>
            <text:list-item>
              <text:p text:style-name="P5">Maak de volgende partities aan:</text:p>
              <text:list>
                <text:list-item>
                  <text:p text:style-name="P5">/dev/hda (Maxtor 31024H1, 9711 MB)</text:p>
                  <text:list>
                    <text:list-item>
                      <text:p text:style-name="P5">/dev/hda1<text:tab/>/boot<text:tab/>ext3<text:tab/><text:span text:style-name="T2">100</text:span><text:tab/>Vaste grootte</text:p>
                    </text:list-item>
                    <text:list-item>
                      <text:p text:style-name="P5">/dev/hda2<text:tab/><text:tab/>swap<text:tab/><text:span text:style-name="T2">768</text:span><text:tab/>Vaste grootte</text:p>
                    </text:list-item>
                    <text:list-item>
                      <text:p text:style-name="P5">/dev/hda3<text:tab/>/<text:tab/>ext3<text:tab/><text:tab/>Opvullen tot maximum toegestane grootte</text:p>
                    </text:list-item>
                  </text:list>
                </text:list-item>
                <text:list-item>
                  <text:p text:style-name="P5">/dev/hdb (QUANTUM FIREBALL CX6.8A, 6533 MB)</text:p>
                  <text:list>
                    <text:list-item>
                      <text:p text:style-name="P5">/dev/hdb1<text:tab/>/home<text:tab/>ext3<text:tab/><text:tab/>Opvullen tot maximum toegestane grootte</text:p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5">(Kies als staandaard voor GRUB de boot loader <text:span text:style-name="T2">Windows XP</text:span> op /dev/hda1 <text:span text:style-name="T2">n.v.t. PC5</text:span>)</text:p>
              <text:p text:style-name="P5"/>
            </text:list-item>
            <text:list-item>
              <text:p text:style-name="P7">Vink aan Software-ontwikkeling (Kantoor en productivteit is al aangevinkt)</text:p>
            </text:list-item>
            <text:list-item>
              <text:p text:style-name="P7">Selecteer Nu aanpassen</text:p>
              <text:p text:style-name="P7"/>
            </text:list-item>
            <text:list-item>
              <text:p text:style-name="P7">Software Selectie</text:p>
              <text:list>
                <text:list-item>
                  <text:p text:style-name="P7">Desktop Environment<text:tab/>vink aan KDE (K Desktop Environment)</text:p>
                </text:list-item>
                <text:list-item>
                  <text:p text:style-name="P7">Toepassingen<text:tab/><text:tab/>selecteer Grafisch Internet, klik op Optional packages,<text:line-break/><text:tab/><text:tab/><text:tab/>vink aan thunderbird, klik op Sluiten</text:p>
                </text:list-item>
                <text:list-item>
                  <text:p text:style-name="P7">Ontwikkeling<text:tab/><text:tab/>vink aan KDE-softwareontwikkeling <text:line-break/><text:tab/><text:tab/><text:tab/>vink aan Legacy software ondersteuning</text:p>
                </text:list-item>
                <text:list-item>
                  <text:p text:style-name="P7">Base System<text:tab/><text:tab/>vink aan Systeemgereedschappen</text:p>
                  <text:p text:style-name="P7"/>
                </text:list-item>
              </text:list>
            </text:list-item>
            <text:list-item>
              <text:p text:style-name="P7">Zorg bij opnieuw opstarten dat de computer allereerst opstart vanaf HDD (Setup BIOS via F1-toets)</text:p>
              <text:p text:style-name="P7"/>
              <text:p text:style-name="P7"/>
            </text:list-item>
          </text:list>
        </text:list-item>
        <text:list-item>
          <text:p text:style-name="P7">Gebruikers inrichten</text:p>
          <text:p text:style-name="P7"/>
          <text:list>
            <text:list-item>
              <text:p text:style-name="P7">Gebruikersnaam: <text:span text:style-name="T2">karel</text:span></text:p>
            </text:list-item>
            <text:list-item>
              <text:p text:style-name="P7">Volledige naam: <text:span text:style-name="T2">Karel Zimmer Sr.</text:span><text:span text:style-name="T3"> </text:span></text:p>
            </text:list-item>
            <text:list-item>
              <text:p text:style-name="P8">Open karel's persoonlijke map en selecteer Eenmalig klikken om items te activeren</text:p>
              <text:p text:style-name="P8"/>
            </text:list-item>
            <text:list-item>
              <text:p text:style-name="P7">Verwijder het onderste paneel (die met Bureaublad tonen-knop, Werkbladwisselaar en Prullenbak)</text:p>
            </text:list-item>
            <text:list-item>
              <text:p text:style-name="P7">Verplaats het bovenste paneel naar Onder</text:p>
            </text:list-item>
            <text:list-item>
              <text:p text:style-name="P7">Pas Paneelgrootte aan naar <text:span text:style-name="T2">30</text:span> beeldpunten</text:p>
            </text:list-item>
            <text:list-item>
              <text:p text:style-name="P13">Pas aan via Werkplek &gt; Voorkeuren &gt; Lettertype: <text:span text:style-name="T2">12</text:span><text:span text:style-name="T3"> </text:span></text:p>
            </text:list-item>
            <text:list-item>
              <text:p text:style-name="P9"><text:span text:style-name="T3">Pas aan via Werkplek &gt; Voorkeuren &gt; Meer voorkeuren &gt; Standaardtoepassingen &gt; E-mail &gt; programma: </text:span>thunderbird<text:span text:style-name="T3"> </text:span></text:p>
              <text:p text:style-name="P9"/>
            </text:list-item>
            <text:list-item>
              <text:p text:style-name="P7">Wijzig Werkbladachtergrond naar Blauwe werveling</text:p>
              <text:p text:style-name="P7"/>
            </text:list-item>
            <text:list-item>
              <text:p text:style-name="P7">Start E-mail, verstuur een test-mailtje en vul de gegevens in van HetNet</text:p>
              <text:list>
                <text:list-item>
                  <text:p text:style-name="P7"><text:span text:style-name="T3">E-mailadres: </text:span><text:span text:style-name="T2">c.e.l.zimmer@hetnet.nl</text:span><text:span text:style-name="T3"> </text:span></text:p>
                </text:list-item>
                <text:list-item>
                  <text:p text:style-name="P7">Inkomende server: <text:span text:style-name="T2">pop.hetnet.nl</text:span><text:span text:style-name="T3"> </text:span></text:p>
                </text:list-item>
                <text:list-item>
                  <text:p text:style-name="P7">Uitgaande server: <text:span text:style-name="T2">mail.hetnet.nl</text:span><text:span text:style-name="T3"> </text:span></text:p>
                </text:list-item>
                <text:list-item>
                  <text:p text:style-name="P9"><text:span text:style-name="T3">Inkomende Gebruikersnaam: </text:span>cel.zimmer<text:span text:style-name="T3"> </text:span></text:p>
                </text:list-item>
                <text:list-item>
                  <text:p text:style-name="P7"><text:span text:style-name="T3">Uitkomende Gebruikersnaam: </text:span><text:span text:style-name="T2">cel.zimmer</text:span><text:span text:style-name="T3"> </text:span></text:p>
                  <text:p text:style-name="P8"/>
                </text:list-item>
              </text:list>
            </text:list-item>
            <text:list-item>
              <text:p text:style-name="P7">Voeg via Werkplek &gt; Beheer &gt; Gebruikers en groepen een nieuwe gebruiker toe</text:p>
              <text:list>
                <text:list-item>
                  <text:p text:style-name="P7">Gebruikersnaam: <text:span text:style-name="T2">kz</text:span></text:p>
                </text:list-item>
                <text:list-item>
                  <text:p text:style-name="P7">Volledige naam: <text:span text:style-name="T2">Karel Zimmer</text:span><text:span text:style-name="T3"> </text:span></text:p>
                  <text:p text:style-name="P8"/>
                </text:list-item>
              </text:list>
            </text:list-item>
            <text:list-item>
              <text:p text:style-name="P8">Aanmelden als kz</text:p>
            </text:list-item>
            <text:list-item>
              <text:p text:style-name="P8">Open karel's persoonlijke map en selecteer Eenmalig klikken om items te activeren</text:p>
              <text:p text:style-name="P8"/>
            </text:list-item>
            <text:list-item>
              <text:p text:style-name="P9"><text:span text:style-name="T3">Pas aan via Werkplek &gt; Voorkeuren &gt; Meer voorkeuren &gt; Standaardtoepassingen &gt; E-mail &gt; programma: </text:span>thunderbird<text:span text:style-name="T3"> </text:span></text:p>
              <text:p text:style-name="P8"/>
            </text:list-item>
            <text:list-item>
              <text:p text:style-name="P8">Wijzig Werkbladachtergrond naar Lieveheersbeestjes</text:p>
              <text:list>
                <text:list-item>
                  <text:list>
                    <text:list-header>
                      <text:p text:style-name="P8"/>
                      <text:p text:style-name="P8"/>
                    </text:list-header>
                  </text:list>
                </text:list-item>
              </text:list>
            </text:list-item>
          </text:list>
        </text:list-item>
        <text:list-item>
          <text:p text:style-name="P7">Installatie voltooien</text:p>
          <text:p text:style-name="P7"/>
          <text:list>
            <text:list-item>
              <text:p text:style-name="P7">Klik op Toepassingen &gt; Systeemgereedschap &gt; Software Updates en klik op Apply updates </text:p>
              <text:p text:style-name="P7"/>
            </text:list-item>
            <text:list-item>
              <text:p text:style-name="P7">Installeer Livna repository</text:p>
              <text:list>
                <text:list-item>
                  <text:p text:style-name="P10"><text:span text:style-name="T4"># </text:span><text:span text:style-name="T5">rpm -ivh </text:span><text:a xlink:type="simple" xlink:href="http://rpm.livna.org/livna-release-5.rpm"><text:span text:style-name="T6">http://rpm.livna.org/livna-release-5.rpm</text:span></text:a></text:p>
                  <text:p text:style-name="P7"/>
                </text:list-item>
              </text:list>
            </text:list-item>
            <text:list-item>
              <text:p text:style-name="P7">Installeer van toepassing zijnde items met Fedora Helper</text:p>
              <text:list>
                <text:list-item>
                  <text:p text:style-name="P11"><text:span text:style-name="T7"># </text:span><text:span text:style-name="T8">wget </text:span><text:a xlink:type="simple" xlink:href="http://brandonhutchinson.com/fedora-helper-fc5">http://brandonhutchinson.com/fedora-helper-fc5</text:a></text:p>
                </text:list-item>
                <text:list-item>
                  <text:p text:style-name="P7"># <text:span text:style-name="T2">chmod u+x fedora-helper-fc5</text:span></text:p>
                </text:list-item>
                <text:list-item>
                  <text:p text:style-name="P4"># <text:span text:style-name="T2">./fedora-helper-fc5</text:span></text:p>
                  <text:p text:style-name="P4"/>
                </text:list-item>
              </text:list>
            </text:list-item>
            <text:list-item>
              <text:p text:style-name="P7">Voeg toe met Add/ Remove Software</text:p>
              <text:list>
                <text:list-item>
                  <text:p text:style-name="P7">frozen-bubble </text:p>
                </text:list-item>
                <text:list-item>
                  <text:p text:style-name="P7">gimp-print-cups </text:p>
                </text:list-item>
                <text:list-item>
                  <text:p text:style-name="P7">numlockx </text:p>
                </text:list-item>
                <text:list-item>
                  <text:p text:style-name="P7">tux racer</text:p>
                  <text:p text:style-name="P7"/>
                </text:list-item>
              </text:list>
            </text:list-item>
            <text:list-item>
              <text:p text:style-name="P7">(Selecteer als printer-leverancier Canon en als model BJC-7000 <text:span text:style-name="T2">nádat gimp-print-cups is geïnstalleerd! N.v.t. PC5</text:span>)</text:p>
              <text:p text:style-name="P7"/>
            </text:list-item>
            <text:list-item>
              <text:p text:style-name="P7">Klik op Toepassingen &gt; Systeemgereedschap &gt; Software Updates en klik op Apply updates </text:p>
              <text:p text:style-name="P7"/>
              <text:p text:style-name="P7"/>
            </text:list-item>
          </text:list>
          <text:p text:style-name="P6"><text:span text:style-name="T9">Note: </text:span><text:span text:style-name="T10">Installatie PC5 voltooid (Linux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Arial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Standaardalinea-lettertype" style:family="text"/>
    <style:style style:name="WW-Opsommingstekens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prefix=" " style:num-suffix=" " style:num-format="1"/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3" style:family="paragraph" style:parent-style-name="Footer">
      <style:text-properties style:font-name="Bitstream Vera Sans" fo:font-size="9pt" style:font-size-asian="9pt" style:font-size-complex="9pt"/>
    </style:style>
    <style:style style:name="T1" style:family="text">
      <style:text-properties fo:language="nl" fo:country="NL" style:language-asian="nl" style:country-asian="N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ext:p text:style-name="P1"><text:file-name text:display="name">Checklist Installatie PC5 Linux Fedora Core 5 Desktop i386</text:file-name><text:tab/><text:date style:data-style-name="N36" text:date-value="2008-08-19T10:19:59.99">19-08-2008</text:date></text:p>
      </style:header>
      <style:footer>
        <text:p text:style-name="P2"/>
        <text:p text:style-name="P3"><text:span text:style-name="T1">Karel Zimmer</text:span><text:tab/><text:tab/><text:page-number style:num-format="1" text:select-page="current">2</text:page-number>/<text:page-count style:num-format="1">2</text:page-count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subject>Installatie PC software</dc:subject>
    <meta:initial-creator>Karel Zimmer</meta:initial-creator>
    <meta:creation-date>1995-11-21T17:41:00</meta:creation-date>
    <dc:creator>Karel</dc:creator>
    <dc:date>2008-08-19T10:19:59</dc:date>
    <meta:print-date>2006-08-25T12:03:33</meta:print-date>
    <meta:keyword>Installatie</meta:keyword>
    <meta:keyword>Checklist</meta:keyword>
    <meta:keyword>Linux</meta:keyword>
    <dc:language>nl-NL</dc:language>
    <meta:editing-cycles>179</meta:editing-cycles>
    <meta:editing-duration>PT10H14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9" meta:word-count="460" meta:character-count="3277"/>
  </office:meta>
</office:document-meta>
</file>